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tra-462-1000res-10folds-1e-06ridge-50w2vdim-&lt;end&gt;-17-09_23:0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9971848340817" calcext:value-type="float">
            <text:p>0.2199718483</text:p>
          </table:table-cell>
          <table:table-cell office:value-type="float" office:value="0.0124102768978191" calcext:value-type="float">
            <text:p>0.0124102769</text:p>
          </table:table-cell>
          <table:table-cell office:value-type="float" office:value="0.0910326086956522" calcext:value-type="float">
            <text:p>0.0910326087</text:p>
          </table:table-cell>
          <table:table-cell office:value-type="float" office:value="0.023655875902475" calcext:value-type="float">
            <text:p>0.0236558759</text:p>
          </table:table-cell>
          <table:table-cell office:value-type="float" office:value="0.254347826086957" calcext:value-type="float">
            <text:p>0.2543478261</text:p>
          </table:table-cell>
          <table:table-cell office:value-type="float" office:value="0.0505639276070131" calcext:value-type="float">
            <text:p>0.0505639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6656760895042" calcext:value-type="float">
            <text:p>0.2266567609</text:p>
          </table:table-cell>
          <table:table-cell office:value-type="float" office:value="0.0235454865906403" calcext:value-type="float">
            <text:p>0.0235454866</text:p>
          </table:table-cell>
          <table:table-cell office:value-type="float" office:value="0.0886775362318841" calcext:value-type="float">
            <text:p>0.0886775362</text:p>
          </table:table-cell>
          <table:table-cell office:value-type="float" office:value="0.0343497799924286" calcext:value-type="float">
            <text:p>0.03434978</text:p>
          </table:table-cell>
          <table:table-cell office:value-type="float" office:value="0.247826086956522" calcext:value-type="float">
            <text:p>0.247826087</text:p>
          </table:table-cell>
          <table:table-cell office:value-type="float" office:value="0.0760558942805909" calcext:value-type="float">
            <text:p>0.0760558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1765427845514" calcext:value-type="float">
            <text:p>0.2217654278</text:p>
          </table:table-cell>
          <table:table-cell office:value-type="float" office:value="0.0143358701669288" calcext:value-type="float">
            <text:p>0.0143358702</text:p>
          </table:table-cell>
          <table:table-cell office:value-type="float" office:value="0.0879528985507246" calcext:value-type="float">
            <text:p>0.0879528986</text:p>
          </table:table-cell>
          <table:table-cell office:value-type="float" office:value="0.0124094202898551" calcext:value-type="float">
            <text:p>0.0124094203</text:p>
          </table:table-cell>
          <table:table-cell office:value-type="float" office:value="0.23695652173913" calcext:value-type="float">
            <text:p>0.2369565217</text:p>
          </table:table-cell>
          <table:table-cell office:value-type="float" office:value="0.0152173913043478" calcext:value-type="float">
            <text:p>0.0152173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9132737733123" calcext:value-type="float">
            <text:p>0.2191327377</text:p>
          </table:table-cell>
          <table:table-cell office:value-type="float" office:value="0.0110025422365256" calcext:value-type="float">
            <text:p>0.0110025422</text:p>
          </table:table-cell>
          <table:table-cell office:value-type="float" office:value="0.0874094202898551" calcext:value-type="float">
            <text:p>0.0874094203</text:p>
          </table:table-cell>
          <table:table-cell office:value-type="float" office:value="0.0179350113438788" calcext:value-type="float">
            <text:p>0.0179350113</text:p>
          </table:table-cell>
          <table:table-cell office:value-type="float" office:value="0.256521739130435" calcext:value-type="float">
            <text:p>0.2565217391</text:p>
          </table:table-cell>
          <table:table-cell office:value-type="float" office:value="0.0503297256643053" calcext:value-type="float">
            <text:p>0.0503297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4453398889166" calcext:value-type="float">
            <text:p>0.2244533989</text:p>
          </table:table-cell>
          <table:table-cell office:value-type="float" office:value="0.0166175993467972" calcext:value-type="float">
            <text:p>0.0166175993</text:p>
          </table:table-cell>
          <table:table-cell office:value-type="float" office:value="0.0892210144927537" calcext:value-type="float">
            <text:p>0.0892210145</text:p>
          </table:table-cell>
          <table:table-cell office:value-type="float" office:value="0.0260996911851882" calcext:value-type="float">
            <text:p>0.0260996912</text:p>
          </table:table-cell>
          <table:table-cell office:value-type="float" office:value="0.26304347826087" calcext:value-type="float">
            <text:p>0.2630434783</text:p>
          </table:table-cell>
          <table:table-cell office:value-type="float" office:value="0.0394312111896023" calcext:value-type="float">
            <text:p>0.0394312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AVERAGE([.F2:.F6])" office:value-type="float" office:value="0.251739130434783" calcext:value-type="float">
            <text:p>0.25173913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13:40.972644925</dc:date>
    <dc:creator>Surender Kumar</dc:creator>
    <meta:editing-duration>PT33S</meta:editing-duration>
    <meta:editing-cycles>1</meta:editing-cycles>
    <meta:document-statistic meta:table-count="1" meta:cell-count="49" meta:object-count="0"/>
    <meta:generator>LibreOffice/5.1.4.2$Linux_X86_64 LibreOffice_project/10m0$Build-2</meta:generator>
  </office:meta>
</office:document-meta>
</file>